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text-properties fo:font-size="12pt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text-align="start" style:justify-single-word="false"/>
    </style:style>
    <style:style style:name="P15" style:family="paragraph" style:parent-style-name="Preformatted_20_Text"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fo:font-size="12pt" style:font-size-asian="12pt" style:font-size-complex="12pt"/>
    </style:style>
    <style:style style:name="P23" style:family="paragraph" style:parent-style-name="Preformatted_20_Text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Preformatted_20_Text">
      <style:text-properties fo:font-weight="bold" style:font-weight-asian="bold" style:font-weight-complex="bold"/>
    </style:style>
    <style:style style:name="P25" style:family="paragraph" style:parent-style-name="Preformatted_20_Text">
      <style:paragraph-properties fo:text-align="start" style:justify-single-word="false"/>
    </style:style>
    <style:style style:name="P26" style:family="paragraph" style:parent-style-name="Preformatted_20_Text"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</style:style>
    <style:style style:name="P28" style:family="paragraph">
      <style:text-properties fo:font-size="10pt" style:font-size-asian="10pt" style:font-size-complex="10pt"/>
    </style:style>
    <style:style style:name="P29" style:family="paragraph">
      <style:paragraph-properties fo:text-align="start"/>
    </style:style>
    <style:style style:name="P30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size-asian="12pt"/>
    </style:style>
    <style:style style:name="T11" style:family="text">
      <style:text-properties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/>
    </style:style>
    <style:style style:name="gr8" style:family="graphic">
      <style:graphic-properties draw:marker-end="Arrow" draw:textarea-horizontal-align="center" draw:textarea-vertical-align="middle" style:run-through="foreground"/>
    </style:style>
    <style:style style:name="gr9" style:family="graphic">
      <style:graphic-properties draw:marker-end="Arrowheads_20_1" draw:textarea-horizontal-align="center" draw:textarea-vertical-align="middle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draw:textarea-horizontal-align="center" draw:textarea-vertical-align="middle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0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CCO SYSTEM</text:p>
      <text:p text:style-name="P19"/>
      <text:p text:style-name="P18">Requirement Specs</text:p>
      <text:p text:style-name="P16"/>
      <text:p text:style-name="P17">A. Use Case Analysis</text:p>
      <text:p text:style-name="P4"/>
      <text:p text:style-name="P4">Use Case Analysis – <text:span text:style-name="T4">System requirements from different perspectives</text:span></text:p>
      <text:p text:style-name="P6"/>
      <text:p text:style-name="P6">Three (or more) views of the system uses are defined:</text:p>
      <text:p text:style-name="P6"/>
      <text:p text:style-name="P4"><text:span text:style-name="T1">1. </text:span><text:span text:style-name="T4">Member</text:span></text:p>
      <text:p text:style-name="P6"><text:tab/>Defines the services the system should provide to Sacco Members. </text:p>
      <text:p text:style-name="P6"/>
      <text:p text:style-name="P4"><text:span text:style-name="T1">2. </text:span><text:span text:style-name="T4">System User</text:span></text:p>
      <text:p text:style-name="P6"><text:tab/>Defines what services/tools the system should provide to users <text:tab/>of the system in order to meet the member requirements.</text:p>
      <text:p text:style-name="P6"/>
      <text:p text:style-name="P4"><text:span text:style-name="T1">3. </text:span><text:span text:style-name="T4">System Admin/Manager</text:span></text:p>
      <text:p text:style-name="P6"><text:tab/>Defines what tools should be made available to system managers <text:tab/>in order for them to serve,audit and assist the members,users <text:tab/>and the sacco as a whole.</text:p>
      <text:p text:style-name="P6"/>
      <text:p text:style-name="P4">Details</text:p>
      <text:p text:style-name="P4"/>
      <text:p text:style-name="P4">1. Member - <text:span text:style-name="T4">Use Cases</text:span></text:p>
      <text:p text:style-name="P4"/>
      <text:p text:style-name="P6"><text:s text:c="3"/>Members should be able to:</text:p>
      <text:p text:style-name="P6"><text:tab/>- make monthly contributions [shares]</text:p>
      <text:p text:style-name="P6"><text:tab/>- make prepayments (contribution)</text:p>
      <text:p text:style-name="P6"><text:tab/>- make savings [ad hoc]</text:p>
      <text:p text:style-name="P6"><text:tab/>- borrow loans [up to 3*share value]</text:p>
      <text:p text:style-name="P6"><text:tab/>- guarantee another member</text:p>
      <text:p text:style-name="P6"><text:tab/>- repay loan monthly,quarterly,bi or tri annually</text:p>
      <text:p text:style-name="P6"><text:tab/>- offset his loan [ad hoc]</text:p>
      <text:p text:style-name="P6"><text:tab/>- buy back his/her shares [some or all]</text:p>
      <text:p text:style-name="P6"><text:tab/>- voluntarily be deregistered from the sacc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2. System User - <text:span text:style-name="T4">Use Cases</text:span></text:p>
      <text:p text:style-name="P12"/>
      <text:p text:style-name="P4"><text:span text:style-name="T4"><text:s text:c="3"/></text:span><text:span text:style-name="T7">User must be able to:</text:span></text:p>
      <text:p text:style-name="P8"><text:tab/>- Register new members (and view old members)</text:p>
      <text:p text:style-name="P8"><text:tab/>- Recieve payments*</text:p>
      <text:p text:style-name="P8"><text:tab/>- Dispense Loans* </text:p>
      <text:p text:style-name="P8"><text:tab/>- Make payments*</text:p>
      <text:p text:style-name="P8"><text:tab/>- Calculate – interests,dividends,periods,amounts,rates</text:p>
      <text:p text:style-name="P8"><text:tab/>- Generate and print reports*</text:p>
      <text:p text:style-name="P8"><text:tab/>- Update member records*</text:p>
      <text:p text:style-name="P8"><text:tab/>- Mark transaction as void (instead of deleting it after an error)</text:p>
      <text:p text:style-name="P8"/>
      <text:p text:style-name="P12">Further Explanations</text:p>
      <text:p text:style-name="P12"/>
      <text:p text:style-name="P6">*Register member</text:p>
      <text:p text:style-name="P4"><text:tab/>- <text:span text:style-name="T1">capture new member details</text:span></text:p>
      <text:p text:style-name="P6"/>
      <text:p text:style-name="P6">*Recieve payments</text:p>
      <text:p text:style-name="P6"><text:tab/>- monthly contributions</text:p>
      <text:p text:style-name="P6"><text:tab/>- prepayments</text:p>
      <text:p text:style-name="P6"><text:tab/>- loan repayments</text:p>
      <text:p text:style-name="P6"><text:tab/>- savings</text:p>
      <text:p text:style-name="P6"><text:tab/>- loan offsets</text:p>
      <text:p text:style-name="P6"/>
      <text:p text:style-name="P6">*Make payments</text:p>
      <text:p text:style-name="P6"><text:tab/>- refunds (? for deregistered members ?)</text:p>
      <text:p text:style-name="P6"><text:tab/>- dividends</text:p>
      <text:p text:style-name="P6"/>
      <text:p text:style-name="P6">*Dispense Loans</text:p>
      <text:p text:style-name="P6"><text:tab/>- determine financial periods (monthly,quarterly,bi annualy,etc)</text:p>
      <text:p text:style-name="P6"><text:tab/>- validate guarantors, member loan-worthiness,</text:p>
      <text:p text:style-name="P6"><text:tab/>- calculate interests, repayment periods, repayment amount</text:p>
      <text:p text:style-name="P14"/>
      <text:p text:style-name="P10">*Calculate (clarification sought)</text:p>
      <text:p text:style-name="P10"><text:tab/>- loan repayment period given the loan amount and interest rate</text:p>
      <text:p text:style-name="P14"><text:span text:style-name="T3"><text:tab/>- loan repayment amount given period and interest rate</text:span></text:p>
      <text:p text:style-name="P10"/>
      <text:p text:style-name="P10">*Update Records</text:p>
      <text:p text:style-name="P10"><text:tab/>- use status table</text:p>
      <text:p text:style-name="P14"/>
      <text:p text:style-name="P14"/>
      <text:p text:style-name="P9">*Generate Reports</text:p>
      <text:p text:style-name="P9"><text:tab/>1. For members</text:p>
      <text:p text:style-name="P9"><text:tab/><text:tab/>- Daily,weekly and monthly detailed reports</text:p>
      <text:p text:style-name="P9"><text:tab/><text:tab/>- Active and Inactive member reports</text:p>
      <text:p text:style-name="P9"><text:tab/><text:tab/>- payments (contributions, repayments, prepayments)</text:p>
      <text:p text:style-name="P9"/>
      <text:p text:style-name="P9"/>
      <text:p text:style-name="P9"/>
      <text:p text:style-name="P9"><text:soft-page-break/><text:tab/>2. Loan Reports</text:p>
      <text:p text:style-name="P9"><text:tab/><text:tab/>- Types of loans available</text:p>
      <text:p text:style-name="P9"><text:tab/><text:tab/>- Approved and Disapproved loans</text:p>
      <text:p text:style-name="P9"><text:tab/><text:tab/>- Open and Closed loans</text:p>
      <text:p text:style-name="P9"/>
      <text:p text:style-name="P9"><text:tab/>3. Summary Reports</text:p>
      <text:p text:style-name="P9"><text:tab/><text:tab/>- Monthly reports (contribution and loan repayments)</text:p>
      <text:p text:style-name="P9"><text:tab/><text:tab/>- Yearly summary (all payments in and out)</text:p>
      <text:p text:style-name="Preformatted_20_Text"/>
      <text:p text:style-name="P5"><text:tab/>4. Payment Reports</text:p>
      <text:p text:style-name="Preformatted_20_Text"><text:tab/><text:tab/>- <text:span text:style-name="T3">Monthly payments by member</text:span></text:p>
      <text:p text:style-name="P9"><text:tab/><text:tab/>- Monthly payments made by sacco (by user or other <text:tab/><text:tab/><text:tab/> <text:s text:c="6"/>criteria)</text:p>
      <text:p text:style-name="P9"><text:tab/><text:tab/>- Daily,weekly,monthly cash payment (in/out) report</text:p>
      <text:p text:style-name="P9"><text:tab/><text:tab/>- Daily,weekly,monthly cheque payment (in/out) reports </text:p>
      <text:p text:style-name="P9"><text:tab/><text:tab/></text:p>
      <text:p text:style-name="P9"><text:tab/></text:p>
      <text:p text:style-name="Preformatted_20_Text"/>
      <text:p text:style-name="Preformatted_20_Text"/>
      <text:p text:style-name="Preformatted_20_Text"/>
      <text:p text:style-name="P3">3. System Admin and/or Managers - <text:span text:style-name="T4">Use Cases</text:span></text:p>
      <text:p text:style-name="P11"/>
      <text:p text:style-name="P7">Managers have to be able to (in addition to all users features):</text:p>
      <text:p text:style-name="P7"><text:tab/>- Deregister members</text:p>
      <text:p text:style-name="P7"><text:tab/>- Disapprove loans (or put them on hold)</text:p>
      <text:p text:style-name="P7"><text:tab/>- Define loan types, services available, </text:p>
      <text:p text:style-name="P7"><text:tab/>- Define constraints eg maximum payment period, minimum <text:tab/> <text:s/><text:tab/><text:tab/> <text:s/>contribution amount,</text:p>
      <text:p text:style-name="P7"><text:tab/>- View system audit trail</text:p>
      <text:p text:style-name="P7"><text:tab/>- View user(s) activity log</text:p>
      <text:p text:style-name="P7"><text:tab/>- Calculate all revenue coming from interests</text:p>
      <text:p text:style-name="P7"><text:tab/>- Define interest policies</text:p>
      <text:p text:style-name="P7"><text:tab/>- Define miscellaneous fines or fees to be charged</text:p>
      <text:p text:style-name="P7"><text:tab/>- Define formulae used eg for interests</text:p>
      <text:p text:style-name="P7"><text:tab/>- Adjust due dates</text:p>
      <text:p text:style-name="P7"><text:tab/>- Mark services as deprecated (instead of deleting them)</text:p>
      <text:p text:style-name="P7"><text:tab/>- Define fiscal periods available</text:p>
      <text:p text:style-name="P7"><text:tab/><text:tab/>- 12 period ie monthly</text:p>
      <text:p text:style-name="P7"><text:tab/><text:tab/>- 4 period ie quartely</text:p>
      <text:p text:style-name="P7"><text:tab/><text:tab/>- 3 period ie tri annually </text:p>
      <text:p text:style-name="P7"><text:tab/><text:tab/>- 2 period ie bi anually</text:p>
      <text:p text:style-name="P7"/>
      <text:p text:style-name="P7"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15">B. System Processes</text:p>
      <text:p text:style-name="Preformatted_20_Text"/>
      <text:p text:style-name="P3">System State flow</text:p>
      <text:p text:style-name="P1"/>
      <text:p text:style-name="P5">The following defines the state transitions for selected system 'entities':</text:p>
      <text:p text:style-name="P5"/>
      <text:p text:style-name="P5">1. Contributions/Payments</text:p>
      <text:p text:style-name="P5"><text:tab/>due,paid,overdue</text:p>
      <text:p text:style-name="P5"><text:tab/></text:p>
      <text:p text:style-name="P5"><text:tab/><text:span text:style-name="T6">Explanation</text:span></text:p>
      <text:p text:style-name="P5"><text:tab/>All contributions,payments that are expected by the end of this <text:tab/>month are considered <text:span text:style-name="T6">due (by month end) </text:span>while those paid since <text:tab/>the start of this month are considered <text:span text:style-name="T6">paid. </text:span>Payments that are <text:tab/>still pending are considered <text:span text:style-name="T6">overdue</text:span>.</text:p>
      <text:p text:style-name="P5"/>
      <text:p text:style-name="P13"><text:tab/><text:span text:style-name="T6">Implementation</text:span></text:p>
      <text:p text:style-name="P13"><text:span text:style-name="T8"><text:tab/><text:tab/>manualy (or periodicaly)</text:span> <text:span text:style-name="T8">update </text:span><text:span text:style-name="T9">overdue</text:span><text:span text:style-name="T8"> table</text:span></text:p>
      <text:p text:style-name="P5"><text:tab/></text:p>
      <text:p text:style-name="P5">2. Loans</text:p>
      <text:p text:style-name="P5"><text:tab/>application,reviewed,approved,disapproved,open,defaulted,closed</text:p>
      <text:p text:style-name="P5"/>
      <text:p text:style-name="P3"><text:tab/>Explanation</text:p>
      <text:p text:style-name="P5"><text:tab/>A new loan <text:span text:style-name="T6">application</text:span> is recieved, then <text:span text:style-name="T6">reviewed</text:span> and validated <text:tab/>against the member's and guarantor's credit worthiness before <text:tab/>it is <text:span text:style-name="T6">approved</text:span> or <text:span text:style-name="T6">disapproved</text:span> based on a validation process. <text:s/><text:tab/>When the member accepts the loan (and its conditions) the loan <text:tab/>is made <text:span text:style-name="T6">open</text:span> and ready to accept repayments. A loan becomes <text:tab/><text:span text:style-name="T6">closed</text:span> after full repayment but may also be marked as<text:span text:style-name="T6"> defaulted</text:span> <text:tab/>after a specified overdue period (eg 3 months). Counter actions <text:tab/>for defaulters may include:</text:p>
      <text:p text:style-name="P5"/>
      <text:p text:style-name="P5"><text:tab/><text:tab/><text:tab/>- (sur)charging the guarantor(s) in instalments or <text:tab/> <text:s text:c="2"/><text:tab/><text:tab/><text:tab/> <text:s/>lump sum</text:p>
      <text:p text:style-name="P5"><text:tab/><text:tab/><text:tab/>- Withholding/taking possession of item(s) provided as <text:tab/><text:tab/><text:tab/> <text:s/>collateral by guarantor or member</text:p>
      <text:p text:style-name="P5"><text:tab/></text:p>
      <text:p text:style-name="P5"><text:tab/><text:span text:style-name="T5">Implementation</text:span></text:p>
      <text:p text:style-name="P5"><text:tab/><text:tab/>status edited manually by admin/manage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/text:p>
      <text:p text:style-name="P5"><text:soft-page-break/>3. Members</text:p>
      <text:p text:style-name="P5"><text:tab/>new,active,inactive,suspended,deregistered</text:p>
      <text:p text:style-name="P5"/>
      <text:p text:style-name="P5"><text:tab/>Explanation</text:p>
      <text:p text:style-name="P5"><text:tab/>A registered member is considered <text:span text:style-name="T6">new</text:span> in the first month and <text:tab/>becomes <text:span text:style-name="T6">active</text:span> afterwards if he has no overdue <text:tab/>payments/contributions otherwise he is considered <text:span text:style-name="T6">inactive. </text:span>A <text:tab/>member is <text:span text:style-name="T6">suspended</text:span> after a specified period of inactivity or <text:tab/>due to other reasons. A member is <text:span text:style-name="T6">deregisted</text:span> voluntarily after <text:s/><text:tab/>redeeming all his/her shares or as a result of disciplinary <text:tab/>reasons.</text:p>
      <text:p text:style-name="P5"><text:tab/></text:p>
      <text:p text:style-name="P3"><text:tab/>Implementation</text:p>
      <text:p text:style-name="P5"><text:tab/><text:tab/>suspended/deregistered status is edited by admin/manager</text:p>
      <text:p text:style-name="P5"><text:tab/><text:tab/>new,active and inactive done automaticaly based on <text:tab/><text:tab/><text:tab/><text:tab/>specified requirements.</text:p>
      <text:p text:style-name="P5"><text:tab/></text:p>
      <text:p text:style-name="P5"/>
      <text:p text:style-name="P5"/>
      <text:p text:style-name="P5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5"><text:soft-page-break/>C. Functional Processes</text:p>
      <text:p text:style-name="Preformatted_20_Text"/>
      <text:p text:style-name="P1">i. Receive Payments</text:p>
      <text:p text:style-name="Preformatted_20_Text"><draw:custom-shape text:anchor-type="paragraph" draw:z-index="0" draw:style-name="gr1" svg:width="1.2606in" svg:height="0.3335in" svg:x="0.2661in" svg:y="0.1173in"><text:p>Receive Payment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reformatted_20_Text"><draw:g text:anchor-type="paragraph" draw:z-index="8" draw:style-name="gr6"><draw:custom-shape draw:style-name="gr7" svg:width="1.2189in" svg:height="0.698in" svg:x="1.3181in" svg:y="0.4583in"><text:p>Contribution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7" svg:width="0.8752in" svg:height="0.5213in" svg:x="3.1933in" svg:y="0.022in"><text:p>Active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8" draw:text-style-name="P27" svg:x1="1.9016in" svg:y1="0.272in" svg:x2="3.1933in" svg:y2="0.272in"><text:p/></draw:line><draw:line draw:style-name="gr9" draw:text-style-name="P27" svg:x1="3.6201in" svg:y1="0.5429in" svg:x2="3.6201in" svg:y2="0.7929in"><text:p/></draw:line><draw:custom-shape draw:style-name="gr7" svg:width="0.8232in" svg:height="0.448in" svg:x="3.2453in" svg:y="0.7409in"><text:p>Overdue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7" draw:text-style-name="P28" svg:width="1.313in" svg:height="0.448in" svg:x="4.7555in" svg:y="0.074in"><text:p><text:span text:style-name="T12">-Reject if deregistered</text:span></text:p><text:p><text:span text:style-name="T12">-Calculate fine if inactive</text:span></text:p><text:p><text:span text:style-name="T12">-Log this attempt</text:span></text:p><draw:enhanced-geometry svg:viewBox="0 0 21600 21600" draw:glue-points="10800 0 0 10800 10800 21600 21600 10800" draw:type="flowchart-process" draw:enhanced-path="M 0 0 L 21600 0 21600 21600 0 21600 0 0 Z N"/></draw:custom-shape><draw:rect draw:style-name="gr10" draw:text-style-name="P30" svg:width="1.3232in" svg:height="0.4169in" svg:x="4.7453in" svg:y="0.6575in"><text:p text:style-name="P29"><text:span text:style-name="T12">-Save transaction - contrib</text:span></text:p></draw:rect><draw:rect draw:style-name="gr10" draw:text-style-name="P30" svg:width="1.3335in" svg:height="0.4587in" svg:x="4.7453in" svg:y="1.1992in"><text:p text:style-name="P29"><text:span text:style-name="T12">-Calculate fine</text:span></text:p><text:p text:style-name="P29"><text:span text:style-name="T12">-Update </text:span><text:span text:style-name="T13">overdue</text:span><text:span text:style-name="T12"> table</text:span></text:p><text:p text:style-name="P29"><text:span text:style-name="T12">-Save transaction</text:span></text:p></draw:rect><draw:line draw:style-name="gr9" draw:text-style-name="P27" svg:x1="3.6516in" svg:y1="1.5531in" svg:x2="4.7453in" svg:y2="1.5429in"><text:p/></draw:line><draw:line draw:style-name="gr11" draw:text-style-name="P27" svg:x1="1.9228in" svg:y1="0.4583in" svg:x2="1.9228in" svg:y2="0.272in"><text:p/></draw:line><draw:line draw:style-name="gr11" draw:text-style-name="P27" svg:x1="3.6516in" svg:y1="1.1882in" svg:x2="3.6516in" svg:y2="1.5528in"><text:p/></draw:line></draw:g><draw:frame text:anchor-type="paragraph" draw:z-index="24" draw:style-name="gr13" draw:text-style-name="P28" svg:width="0.2398in" svg:height="0.1677in" svg:x="4.2346in" svg:y="0.1374in"><draw:text-box><text:p><text:span text:style-name="T12">No</text:span></text:p></draw:text-box></draw:frame><draw:frame text:anchor-type="paragraph" draw:z-index="34" draw:style-name="gr13" draw:text-style-name="P28" svg:width="0.2713in" svg:height="0.1677in" svg:x="2.3492in" svg:y="0.0756in"><draw:text-box><text:p><text:span text:style-name="T12">Yes</text:span></text:p></draw:text-box></draw:frame><text:tab/></text:p>
      <text:p text:style-name="Preformatted_20_Text"><draw:line text:anchor-type="paragraph" draw:z-index="4" draw:style-name="gr2" draw:text-style-name="P27" svg:x1="4.0472in" svg:y1="0.1472in" svg:x2="4.7346in" svg:y2="0.1472in"><text:p/></draw:line><draw:line text:anchor-type="paragraph" draw:z-index="6" draw:style-name="gr4" draw:text-style-name="P27" svg:x1="0.922in" svg:y1="0.6681in" svg:x2="0.922in" svg:y2="0.1354in"><text:p/></draw:line></text:p>
      <text:p text:style-name="Preformatted_20_Text"/>
      <text:p text:style-name="Preformatted_20_Text"><draw:frame text:anchor-type="paragraph" draw:z-index="44" draw:style-name="gr13" draw:text-style-name="P28" svg:width="0.2713in" svg:height="0.1677in" svg:x="3.6929in" svg:y="0.0701in"><draw:text-box><text:p><text:span text:style-name="T12">Yes</text:span></text:p></draw:text-box></draw:frame></text:p>
      <text:p text:style-name="Preformatted_20_Text"/>
      <text:p text:style-name="Preformatted_20_Text"><draw:line text:anchor-type="paragraph" draw:z-index="5" draw:style-name="gr3" draw:text-style-name="P27" svg:x1="1.2972in" svg:y1="0.0374in" svg:x2="0.922in" svg:y2="0.0374in"><text:p/></draw:line><draw:frame text:anchor-type="paragraph" draw:z-index="23" draw:style-name="gr13" draw:text-style-name="P28" svg:width="0.2398in" svg:height="0.1677in" svg:x="4.2346in" svg:y="0.0374in"><draw:text-box><text:p><text:span text:style-name="T12">No</text:span></text:p></draw:text-box></draw:frame></text:p>
      <text:p text:style-name="Preformatted_20_Text"><draw:line text:anchor-type="paragraph" draw:z-index="7" draw:style-name="gr5" draw:text-style-name="P27" svg:x1="4.0472in" svg:y1="0.0256in" svg:x2="4.7244in" svg:y2="0.0256in"><text:p/></draw:line></text:p>
      <text:p text:style-name="Preformatted_20_Text"><draw:line text:anchor-type="paragraph" draw:z-index="9" draw:style-name="gr5" draw:text-style-name="P27" svg:x1="1.9118in" svg:y1="0.0528in" svg:x2="1.9118in" svg:y2="0.8744in"><text:p/></draw:line></text:p>
      <text:p text:style-name="Preformatted_20_Text"><draw:frame text:anchor-type="paragraph" draw:z-index="30" draw:style-name="gr13" draw:text-style-name="P28" svg:width="0.2398in" svg:height="0.1677in" svg:x="1.6201in" svg:y="0.1118in"><draw:text-box><text:p><text:span text:style-name="T12">No</text:span></text:p></draw:text-box></draw:frame><draw:frame text:anchor-type="paragraph" draw:z-index="39" draw:style-name="gr13" draw:text-style-name="P28" svg:width="0.2713in" svg:height="0.1677in" svg:x="4.0264in" svg:y="0.1252in"><draw:text-box><text:p><text:span text:style-name="T12">Yes</text:span></text:p></draw:text-box></draw:frame></text:p>
      <text:p text:style-name="Preformatted_20_Text"/>
      <text:p text:style-name="Preformatted_20_Text"/>
      <text:p text:style-name="Preformatted_20_Text"/>
      <text:p text:style-name="Preformatted_20_Text"><draw:g text:anchor-type="paragraph" draw:z-index="12" draw:style-name="gr6"><draw:custom-shape draw:style-name="gr7" svg:width="0.8752in" svg:height="0.5988in" svg:x="2.8283in" svg:y="0.1319in"><text:p>Active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7" draw:text-style-name="P28" svg:width="1.365in" svg:height="0.5315in" svg:x="4.7555in" svg:y="0.0693in"><text:p><text:span text:style-name="T14">-Reject if deregistered</text:span></text:p><text:p><text:span text:style-name="T12">-Calculate fine if inactive</text:span></text:p><text:p><text:span text:style-name="T12">-Log this attem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" draw:text-style-name="P30" svg:width="1.365in" svg:height="0.3752in" svg:x="4.7555in" svg:y="0.7673in"><text:p text:style-name="P29"><text:span text:style-name="T12">-Update </text:span><text:span text:style-name="T13">prepay</text:span><text:span text:style-name="T12"> table</text:span></text:p><text:p text:style-name="P29"><text:span text:style-name="T12">-Save transaction - prepay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11" draw:text-style-name="P27" svg:x1="3.2654in" svg:y1="0.7299in" svg:x2="3.2654in" svg:y2="0.9854in"><text:p/></draw:line><draw:line draw:style-name="gr9" draw:text-style-name="P27" svg:x1="3.2654in" svg:y1="0.9854in" svg:x2="4.7551in" svg:y2="0.9854in"><text:p/></draw:line></draw:g><draw:custom-shape text:anchor-type="paragraph" draw:z-index="1" draw:style-name="gr1" svg:width="1.2189in" svg:height="0.698in" svg:x="1.2972in" svg:y="0.0862in"><text:p>Pre payment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reformatted_20_Text"><draw:frame text:anchor-type="paragraph" draw:z-index="25" draw:style-name="gr13" draw:text-style-name="P28" svg:width="0.2398in" svg:height="0.1677in" svg:x="4.0681in" svg:y="0.1091in"><draw:text-box><text:p><text:span text:style-name="T12">No</text:span></text:p></draw:text-box></draw:frame><draw:frame text:anchor-type="paragraph" draw:z-index="35" draw:style-name="gr13" draw:text-style-name="P28" svg:width="0.2713in" svg:height="0.1677in" svg:x="2.5161in" svg:y="0.1091in"><draw:text-box><text:p><text:span text:style-name="T12">Yes</text:span></text:p></draw:text-box></draw:frame></text:p>
      <text:p text:style-name="Preformatted_20_Text"><draw:line text:anchor-type="paragraph" draw:z-index="10" draw:style-name="gr5" draw:text-style-name="P27" svg:x1="2.5161in" svg:y1="0.1189in" svg:x2="2.839in" svg:y2="0.1189in"><text:p/></draw:line><draw:line text:anchor-type="paragraph" draw:z-index="11" draw:style-name="gr5" draw:text-style-name="P27" svg:x1="3.7035in" svg:y1="0.1189in" svg:x2="4.7555in" svg:y2="0.1189in"><text:p/></draw:line></text:p>
      <text:p text:style-name="Preformatted_20_Text"/>
      <text:p text:style-name="Preformatted_20_Text"><draw:line text:anchor-type="paragraph" draw:z-index="18" draw:style-name="gr4" draw:text-style-name="P27" svg:x1="1.8909in" svg:y1="0.1535in" svg:x2="1.8909in" svg:y2="0.7055in"><text:p/></draw:line></text:p>
      <text:p text:style-name="Preformatted_20_Text"><draw:frame text:anchor-type="paragraph" draw:z-index="40" draw:style-name="gr13" draw:text-style-name="P28" svg:width="0.2713in" svg:height="0.1677in" svg:x="3.8598in" svg:y="0.0307in"><draw:text-box><text:p><text:span text:style-name="T12">Yes</text:span></text:p></draw:text-box></draw:frame></text:p>
      <text:p text:style-name="Preformatted_20_Text"><draw:frame text:anchor-type="paragraph" draw:z-index="31" draw:style-name="gr13" draw:text-style-name="P28" svg:width="0.2398in" svg:height="0.1677in" svg:x="1.6516in" svg:y="0.0374in"><draw:text-box><text:p><text:span text:style-name="T12">No</text:span></text:p></draw:text-box></draw:frame></text:p>
      <text:p text:style-name="Preformatted_20_Text"><draw:g text:anchor-type="paragraph" draw:z-index="17" draw:style-name="gr6"><draw:custom-shape draw:style-name="gr7" svg:width="1.198in" svg:height="0.7787in" svg:x="1.2555in" svg:y="2.4898in"><text:p>Loan Repayment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7" svg:width="0.8752in" svg:height="0.5213in" svg:x="3.1929in" svg:y="2.5953in"><text:p>Active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9" draw:text-style-name="P27" svg:x1="3.6201in" svg:y1="3.1161in" svg:x2="3.6201in" svg:y2="3.3661in"><text:p/></draw:line><draw:custom-shape draw:style-name="gr7" svg:width="0.8232in" svg:height="0.448in" svg:x="3.2453in" svg:y="3.3142in"><text:p>Overdue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7" draw:text-style-name="P28" svg:width="1.313in" svg:height="0.448in" svg:x="4.7555in" svg:y="2.6472in"><text:p><text:span text:style-name="T12">-Reject if deregistered</text:span></text:p><text:p><text:span text:style-name="T12">-Calculate fine if inactive</text:span></text:p><text:p><text:span text:style-name="T12">-Log this attempt</text:span></text:p><draw:enhanced-geometry svg:viewBox="0 0 21600 21600" draw:glue-points="10800 0 0 10800 10800 21600 21600 10800" draw:type="flowchart-process" draw:enhanced-path="M 0 0 L 21600 0 21600 21600 0 21600 0 0 Z N"/></draw:custom-shape><draw:rect draw:style-name="gr10" draw:text-style-name="P30" svg:width="1.3232in" svg:height="0.4169in" svg:x="4.7453in" svg:y="3.2307in"><text:p text:style-name="P29"><text:span text:style-name="T12">-Save transaction - repay</text:span></text:p></draw:rect><draw:rect draw:style-name="gr10" draw:text-style-name="P30" svg:width="1.3335in" svg:height="0.4587in" svg:x="4.7453in" svg:y="3.7724in"><text:p text:style-name="P29"><text:span text:style-name="T12">-Calculate fine </text:span></text:p><text:p text:style-name="P29"><text:span text:style-name="T12">-Update </text:span><text:span text:style-name="T13">overdue</text:span><text:span text:style-name="T12"> table</text:span></text:p><text:p text:style-name="P29"><text:span text:style-name="T12">-Save transaction</text:span></text:p></draw:rect><draw:line draw:style-name="gr9" draw:text-style-name="P27" svg:x1="3.6508in" svg:y1="4.1264in" svg:x2="4.7445in" svg:y2="4.1161in"><text:p/></draw:line><draw:line draw:style-name="gr11" draw:text-style-name="P27" svg:x1="3.6508in" svg:y1="3.7618in" svg:x2="3.6508in" svg:y2="4.1264in"><text:p/></draw:line><draw:line draw:style-name="gr9" draw:text-style-name="P27" svg:x1="2.4429in" svg:y1="2.8618in" svg:x2="3.1929in" svg:y2="2.8618in"><text:p/></draw:line></draw:g><draw:g text:anchor-type="paragraph" draw:z-index="15" draw:style-name="gr6"><draw:g draw:style-name="gr12"><draw:custom-shape draw:style-name="gr7" svg:width="0.8752in" svg:height="0.5988in" svg:x="2.8283in" svg:y="1.4862in"><text:p>Active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7" draw:text-style-name="P28" svg:width="1.365in" svg:height="0.5315in" svg:x="4.7555in" svg:y="1.4236in"><text:p><text:span text:style-name="T14">-Reject if deregistered</text:span></text:p><text:p><text:span text:style-name="T12">-Calculate fine if inactive</text:span></text:p><text:p><text:span text:style-name="T12">-Log this attem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" draw:text-style-name="P30" svg:width="1.365in" svg:height="0.3752in" svg:x="4.7555in" svg:y="2.1217in"><text:p text:style-name="P29"><text:span text:style-name="T12">-Save transaction - offset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11" draw:text-style-name="P27" svg:x1="3.2654in" svg:y1="2.0846in" svg:x2="3.2654in" svg:y2="2.3402in"><text:p/></draw:line><draw:line draw:style-name="gr9" draw:text-style-name="P27" svg:x1="3.2654in" svg:y1="2.3402in" svg:x2="4.7551in" svg:y2="2.3402in"><text:p/></draw:line></draw:g><draw:line draw:style-name="gr9" draw:text-style-name="P27" svg:x1="3.7035in" svg:y1="1.789in" svg:x2="4.7555in" svg:y2="1.789in"><text:p/></draw:line></draw:g><draw:g text:anchor-type="paragraph" draw:z-index="14" draw:style-name="gr6"><draw:g draw:style-name="gr12"><draw:custom-shape draw:style-name="gr7" svg:width="0.8752in" svg:height="0.5988in" svg:x="2.8283in" svg:y="0.2673in"><text:p>Active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7" draw:text-style-name="P28" svg:width="1.365in" svg:height="0.5315in" svg:x="4.7555in" svg:y="0.2047in"><text:p><text:span text:style-name="T14">-Reject if deregistered</text:span></text:p><text:p><text:span text:style-name="T12">-Calculate fine if inactive</text:span></text:p><text:p><text:span text:style-name="T12">-Log this attem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" draw:text-style-name="P30" svg:width="1.365in" svg:height="0.3752in" svg:x="4.7555in" svg:y="0.9028in"><text:p text:style-name="P29"><text:span text:style-name="T12">-Save transaction - saving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11" draw:text-style-name="P27" svg:x1="3.2654in" svg:y1="0.8654in" svg:x2="3.2654in" svg:y2="1.1209in"><text:p/></draw:line><draw:line draw:style-name="gr9" draw:text-style-name="P27" svg:x1="3.2654in" svg:y1="1.1209in" svg:x2="4.7551in" svg:y2="1.1209in"><text:p/></draw:line></draw:g><draw:line draw:style-name="gr9" draw:text-style-name="P27" svg:x1="3.7035in" svg:y1="0.5701in" svg:x2="4.7555in" svg:y2="0.5701in"><text:p/></draw:line></draw:g><draw:frame text:anchor-type="paragraph" draw:z-index="43" draw:style-name="gr13" draw:text-style-name="P28" svg:width="0.2713in" svg:height="0.1677in" svg:x="4.0264in" svg:y="3.9591in"><draw:text-box><text:p><text:span text:style-name="T12">Yes</text:span></text:p></draw:text-box></draw:frame><draw:frame text:anchor-type="paragraph" draw:z-index="42" draw:style-name="gr13" draw:text-style-name="P28" svg:width="0.2713in" svg:height="0.1677in" svg:x="3.8598in" svg:y="2.1728in"><draw:text-box><text:p><text:span text:style-name="T12">Yes</text:span></text:p></draw:text-box></draw:frame><draw:frame text:anchor-type="paragraph" draw:z-index="41" draw:style-name="gr13" draw:text-style-name="P28" svg:width="0.2713in" svg:height="0.1677in" svg:x="3.8909in" svg:y="0.9543in"><draw:text-box><text:p><text:span text:style-name="T12">Yes</text:span></text:p></draw:text-box></draw:frame><draw:frame text:anchor-type="paragraph" draw:z-index="38" draw:style-name="gr13" draw:text-style-name="P28" svg:width="0.2713in" svg:height="0.1677in" svg:x="2.6201in" svg:y="2.6945in"><draw:text-box><text:p><text:span text:style-name="T12">Yes</text:span></text:p></draw:text-box></draw:frame><draw:frame text:anchor-type="paragraph" draw:z-index="37" draw:style-name="gr13" draw:text-style-name="P28" svg:width="0.2713in" svg:height="0.1677in" svg:x="2.5472in" svg:y="1.6425in"><draw:text-box><text:p><text:span text:style-name="T12">Yes</text:span></text:p></draw:text-box></draw:frame><draw:frame text:anchor-type="paragraph" draw:z-index="36" draw:style-name="gr13" draw:text-style-name="P28" svg:width="0.2713in" svg:height="0.1677in" svg:x="2.5055in" svg:y="0.4134in"><draw:text-box><text:p><text:span text:style-name="T12">Yes</text:span></text:p></draw:text-box></draw:frame><draw:frame text:anchor-type="paragraph" draw:z-index="33" draw:style-name="gr13" draw:text-style-name="P28" svg:width="0.2398in" svg:height="0.1677in" svg:x="1.5575in" svg:y="2.2457in"><draw:text-box><text:p><text:span text:style-name="T12">No</text:span></text:p></draw:text-box></draw:frame><draw:frame text:anchor-type="paragraph" draw:z-index="32" draw:style-name="gr13" draw:text-style-name="P28" svg:width="0.2398in" svg:height="0.1677in" svg:x="1.6409in" svg:y="1.1417in"><draw:text-box><text:p><text:span text:style-name="T12">No</text:span></text:p></draw:text-box></draw:frame><draw:frame text:anchor-type="paragraph" draw:z-index="29" draw:style-name="gr13" draw:text-style-name="P28" svg:width="0.2398in" svg:height="0.1677in" svg:x="4.2138in" svg:y="3.3819in"><draw:text-box><text:p><text:span text:style-name="T12">No</text:span></text:p></draw:text-box></draw:frame><draw:frame text:anchor-type="paragraph" draw:z-index="28" draw:style-name="gr13" draw:text-style-name="P28" svg:width="0.2398in" svg:height="0.1677in" svg:x="4.1929in" svg:y="2.6736in"><draw:text-box><text:p><text:span text:style-name="T12">No</text:span></text:p></draw:text-box></draw:frame><draw:frame text:anchor-type="paragraph" draw:z-index="27" draw:style-name="gr14" draw:text-style-name="P28" svg:width="0.2398in" svg:height="0.1677in" svg:x="4.0161in" svg:y="1.6217in"><draw:text-box><text:p><text:span text:style-name="T12">No</text:span></text:p></draw:text-box></draw:frame><draw:frame text:anchor-type="paragraph" draw:z-index="26" draw:style-name="gr13" draw:text-style-name="P28" svg:width="0.2398in" svg:height="0.1677in" svg:x="4.0992in" svg:y="0.4028in"><draw:text-box><text:p><text:span text:style-name="T12">No</text:span></text:p></draw:text-box></draw:frame><draw:line text:anchor-type="paragraph" draw:z-index="22" draw:style-name="gr4" draw:text-style-name="P27" svg:x1="1.8492in" svg:y1="2.1075in" svg:x2="1.8492in" svg:y2="2.4894in"><text:p/></draw:line><draw:line text:anchor-type="paragraph" draw:z-index="21" draw:style-name="gr5" draw:text-style-name="P27" svg:x1="4.0681in" svg:y1="3.5492in" svg:x2="4.7453in" svg:y2="3.5492in"><text:p/></draw:line><draw:line text:anchor-type="paragraph" draw:z-index="20" draw:style-name="gr5" draw:text-style-name="P27" svg:x1="4.0681in" svg:y1="2.8409in" svg:x2="4.7555in" svg:y2="2.8409in"><text:p/></draw:line><draw:line text:anchor-type="paragraph" draw:z-index="19" draw:style-name="gr4" draw:text-style-name="P27" svg:x1="1.8807in" svg:y1="0.9307in" svg:x2="1.8807in" svg:y2="1.5181in"><text:p/></draw:line><draw:line text:anchor-type="paragraph" draw:z-index="16" draw:style-name="gr5" draw:text-style-name="P27" svg:x1="2.4846in" svg:y1="1.8098in" svg:x2="2.8283in" svg:y2="1.8098in"><text:p/></draw:line><draw:line text:anchor-type="paragraph" draw:z-index="13" draw:style-name="gr5" draw:text-style-name="P27" svg:x1="2.5055in" svg:y1="0.5807in" svg:x2="2.8283in" svg:y2="0.5807in"><text:p/></draw:line><draw:custom-shape text:anchor-type="paragraph" draw:z-index="2" draw:style-name="gr1" svg:width="1.2189in" svg:height="0.698in" svg:x="1.2866in" svg:y="0.2327in"><text:p>Savings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" draw:style-name="gr1" svg:width="1.3543in" svg:height="0.5898in" svg:x="1.1929in" svg:y="1.5181in"><text:p>Loan Offset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text:anchor-type="paragraph" draw:z-index="45" draw:style-name="gr13" draw:text-style-name="P28" svg:width="0.2713in" svg:height="0.1677in" svg:x="3.7244in" svg:y="0.1209in"><draw:text-box><text:p><text:span text:style-name="T12">Yes</text:span></text:p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NB: </text:p>
      <text:p text:style-name="Preformatted_20_Text"><text:tab/>i. <text:span text:style-name="T6">Loans</text:span> already done</text:p>
      <text:p text:style-name="Preformatted_20_Text"><text:tab/>ii. <text:span text:style-name="T6">Make payments</text:span> updates amountout instead of amountin</text:p>
      <text:p text:style-name="Preformatted_20_Text"/>
      <text:p text:style-name="Preformatted_20_Text"/>
      <text:p text:style-name="Preformatted_20_Text"/>
      <text:p text:style-name="P1"><text:soft-page-break/></text:p>
      <text:p text:style-name="P1">D. DATA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dc:creator>root</dc:creator>
    <dc:date>2009-07-22T14:35:58</dc:date>
    <meta:editing-cycles>158</meta:editing-cycles>
    <meta:editing-duration>PT14H43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30" meta:word-count="752" meta:character-count="5184"/>
  </office:meta>
</office:document-meta>
</file>